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2">
      <style:text-properties fo:language="en" fo:country="US" officeooo:rsid="00130e13" officeooo:paragraph-rsid="0013ceaa"/>
    </style:style>
    <style:style style:name="P5" style:family="paragraph" style:parent-style-name="Standard" style:list-style-name="L2">
      <style:text-properties fo:language="en" fo:country="US" officeooo:rsid="0013ceaa" officeooo:paragraph-rsid="0013ceaa"/>
    </style:style>
    <style:style style:name="P6" style:family="paragraph" style:parent-style-name="Standard">
      <style:text-properties fo:language="en" fo:country="US" officeooo:rsid="0013ceaa" officeooo:paragraph-rsid="0013ceaa"/>
    </style:style>
    <style:style style:name="P7" style:family="paragraph" style:parent-style-name="Standard" style:list-style-name="L2">
      <style:text-properties fo:language="en" fo:country="US" officeooo:rsid="0013ceaa" officeooo:paragraph-rsid="0013ceaa" fo:background-color="#66ff66"/>
    </style:style>
    <style:style style:name="P8" style:family="paragraph" style:parent-style-name="Standard" style:list-style-name="L2">
      <style:text-properties fo:language="en" fo:country="US" officeooo:rsid="00141507" officeooo:paragraph-rsid="00141507"/>
    </style:style>
    <style:style style:name="P9" style:family="paragraph" style:parent-style-name="Standard" style:list-style-name="L2">
      <style:text-properties officeooo:paragraph-rsid="00141507"/>
    </style:style>
    <style:style style:name="P10" style:family="paragraph" style:parent-style-name="Standard" style:list-style-name="L2">
      <style:text-properties officeooo:rsid="00141507" officeooo:paragraph-rsid="00141507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1507"/>
    </style:style>
    <style:style style:name="T4" style:family="text">
      <style:text-properties fo:language="en" fo:country="US" officeooo:rsid="0014aa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Gabriel Staples </text:p>
      <text:p text:style-name="P6">25 Apr. 2020 </text:p>
      <text:p text:style-name="P2"/>
      <text:list xml:id="list1860021853" text:style-name="L2">
        <text:list-item>
          <text:p text:style-name="P7">20200425:</text:p>
          <text:list>
            <text:list-item>
              <text:p text:style-name="P8">NEXT:</text:p>
              <text:list>
                <text:list-item>
                  <text:p text:style-name="P9"><text:span text:style-name="T3">Continue working on “eRCaGuy_hello_world/cpp/template_practice/explicit_template_specialization.cpp” to play with template specialization, such as what I’m learning about here: </text:span><text:a xlink:type="simple" xlink:href="https://en.wikipedia.org/wiki/Template_(C%2B%2B)#Template_specialization" text:style-name="Internet_20_link" text:visited-style-name="Visited_20_Internet_20_Link">https://en.wikipedia.org/wiki/Template_(C%2B%2B)#Template_specialization</text:a><text:span text:style-name="T3">.</text:span></text:p>
                </text:list-item>
                <text:list-item>
                  <text:p text:style-name="P10"><text:span text:style-name="T3">O</text:span><text:span text:style-name="T2">nce I’ve got a better grasp on that, then </text:span><text:span text:style-name="T4">go back to “eRCaGuy_hello_world/c/rounding_integer_division” and finish it up, making sure to also update my answer on Stack Overflow! </text:span><text:a xlink:type="simple" xlink:href="https://stackoverflow.com/questions/2422712/rounding-integer-division-instead-of-truncating/58568736#58568736" text:style-name="Internet_20_link" text:visited-style-name="Visited_20_Internet_20_Link">https://stackoverflow.com/questions/2422712/rounding-integer-division-instead-of-truncating/58568736#58568736</text:a><text:span text:style-name="T4"> </text:span></text:p>
                </text:list-item>
              </text:list>
            </text:list-item>
            <text:list-item>
              <text:p text:style-name="P5"/>
            </text:list-item>
            <text:list-item>
              <text:p text:style-name="P5"/>
            </text:list-item>
          </text:list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4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hello_world--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20-04-25T23:18:53.085727044</dc:date>
    <meta:editing-duration>PT8M40S</meta:editing-duration>
    <meta:editing-cycles>6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14" meta:word-count="74" meta:character-count="653" meta:non-whitespace-character-count="598"/>
  </office:meta>
</office:document-meta>
</file>